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4c4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lu canlar gogol dorian gray in potresi delilige ovgu erasmu<text:span text:style-name="T1">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01:42:48.927141209</meta:creation-date>
    <dc:date>2020-12-19T02:31:58.209372702</dc:date>
    <meta:editing-duration>PT44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" meta:word-count="10" meta:character-count="61" meta:non-whitespace-character-count="52"/>
  </office:meta>
</office:document-meta>
</file>